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700000015BDCD1D8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Grasset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 officeooo:rsid="0015871d" officeooo:paragraph-rsid="0015871d"/>
    </style:style>
    <style:style style:name="P2" style:family="paragraph" style:parent-style-name="Text_20_body">
      <style:text-properties fo:language="it" fo:country="IT" officeooo:rsid="0018f5b0" officeooo:paragraph-rsid="0018f5b0"/>
    </style:style>
    <style:style style:name="P3" style:family="paragraph" style:parent-style-name="Text_20_body">
      <style:text-properties fo:language="it" fo:country="IT" officeooo:rsid="001a07bb" officeooo:paragraph-rsid="001a07bb"/>
    </style:style>
    <style:style style:name="P4" style:family="paragraph" style:parent-style-name="Text_20_body">
      <style:text-properties fo:language="it" fo:country="IT" officeooo:rsid="001aaf13" officeooo:paragraph-rsid="001aaf13"/>
    </style:style>
    <style:style style:name="P5" style:family="paragraph" style:parent-style-name="Text_20_body">
      <style:text-properties fo:language="it" fo:country="IT" officeooo:rsid="001ef3ea" officeooo:paragraph-rsid="001ef3ea"/>
    </style:style>
    <style:style style:name="P6" style:family="paragraph" style:parent-style-name="Text_20_body">
      <style:text-properties officeooo:rsid="001ef3ea" officeooo:paragraph-rsid="0020d30b"/>
    </style:style>
    <style:style style:name="P7" style:family="paragraph" style:parent-style-name="Text_20_body">
      <style:text-properties officeooo:rsid="00217b47" officeooo:paragraph-rsid="00217b47"/>
    </style:style>
    <style:style style:name="P8" style:family="paragraph" style:parent-style-name="Text_20_body">
      <style:text-properties officeooo:rsid="0028fb11" officeooo:paragraph-rsid="0028fb11"/>
    </style:style>
    <style:style style:name="P9" style:family="paragraph" style:parent-style-name="Text_20_body">
      <style:text-properties officeooo:rsid="0020d30b" officeooo:paragraph-rsid="0020d30b"/>
    </style:style>
    <style:style style:name="P10" style:family="paragraph" style:parent-style-name="Text_20_body">
      <style:text-properties officeooo:rsid="0020d30b" officeooo:paragraph-rsid="00217b47"/>
    </style:style>
    <style:style style:name="P11" style:family="paragraph" style:parent-style-name="Text_20_body">
      <style:paragraph-properties fo:background-color="transparent">
        <style:background-image/>
      </style:paragraph-properties>
      <style:text-properties fo:language="it" fo:country="IT" officeooo:rsid="001791fd" officeooo:paragraph-rsid="001791fd" fo:background-color="transparent"/>
    </style:style>
    <style:style style:name="P12" style:family="paragraph" style:parent-style-name="Text_20_body">
      <style:paragraph-properties fo:background-color="transparent">
        <style:background-image/>
      </style:paragraph-properties>
      <style:text-properties fo:language="it" fo:country="IT" officeooo:rsid="001791fd" officeooo:paragraph-rsid="001791fd"/>
    </style:style>
    <style:style style:name="P13" style:family="paragraph" style:parent-style-name="Text_20_body">
      <style:paragraph-properties fo:background-color="transparent">
        <style:background-image/>
      </style:paragraph-properties>
      <style:text-properties fo:language="it" fo:country="IT" officeooo:rsid="0018f5b0" officeooo:paragraph-rsid="0018f5b0"/>
    </style:style>
    <style:style style:name="P14" style:family="paragraph" style:parent-style-name="Heading_20_1">
      <style:text-properties fo:language="it" fo:country="IT" officeooo:rsid="0015871d" officeooo:paragraph-rsid="0015871d"/>
    </style:style>
    <style:style style:name="P15" style:family="paragraph" style:parent-style-name="Header">
      <style:text-properties officeooo:rsid="003487fa" officeooo:paragraph-rsid="003487fa"/>
    </style:style>
    <style:style style:name="P16" style:family="paragraph" style:parent-style-name="Footer">
      <style:text-properties fo:font-size="10pt" officeooo:rsid="0033f291" officeooo:paragraph-rsid="0033f291" style:font-size-asian="10pt" style:font-size-complex="10pt"/>
    </style:style>
    <style:style style:name="P17" style:family="paragraph">
      <style:paragraph-properties fo:text-align="center"/>
    </style:style>
    <style:style style:name="T1" style:family="text">
      <style:text-properties officeooo:rsid="001d224c"/>
    </style:style>
    <style:style style:name="T2" style:family="text">
      <style:text-properties officeooo:rsid="001e0d55"/>
    </style:style>
    <style:style style:name="T3" style:family="text">
      <style:text-properties officeooo:rsid="00162d63"/>
    </style:style>
    <style:style style:name="T4" style:family="text">
      <style:text-properties officeooo:rsid="0018f5b0"/>
    </style:style>
    <style:style style:name="T5" style:family="text">
      <style:text-properties officeooo:rsid="001a07bb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aaf13"/>
    </style:style>
    <style:style style:name="T8" style:family="text">
      <style:text-properties fo:language="it" fo:country="IT"/>
    </style:style>
    <style:style style:name="T9" style:family="text">
      <style:text-properties fo:language="it" fo:country="IT" officeooo:rsid="001ef3ea"/>
    </style:style>
    <style:style style:name="T10" style:family="text">
      <style:text-properties fo:language="it" fo:country="IT" officeooo:rsid="0024f16c"/>
    </style:style>
    <style:style style:name="T11" style:family="text">
      <style:text-properties fo:language="it" fo:country="IT" officeooo:rsid="00275872"/>
    </style:style>
    <style:style style:name="T12" style:family="text">
      <style:text-properties fo:language="it" fo:country="IT" officeooo:rsid="0035bb68"/>
    </style:style>
    <style:style style:name="T13" style:family="text">
      <style:text-properties officeooo:rsid="0020d30b"/>
    </style:style>
    <style:style style:name="T14" style:family="text">
      <style:text-properties officeooo:rsid="00224e84"/>
    </style:style>
    <style:style style:name="T15" style:family="text">
      <style:text-properties officeooo:rsid="0024471e"/>
    </style:style>
    <style:style style:name="T16" style:family="text">
      <style:text-properties officeooo:rsid="0024f16c"/>
    </style:style>
    <style:style style:name="T17" style:family="text">
      <style:text-properties officeooo:rsid="00268bab"/>
    </style:style>
    <style:style style:name="T18" style:family="text">
      <style:text-properties officeooo:rsid="00275872"/>
    </style:style>
    <style:style style:name="T19" style:family="text">
      <style:text-properties fo:color="#ffffff" style:font-name="Arial" fo:font-size="14pt" fo:font-weight="bold" officeooo:rsid="002e20f2" style:font-size-asian="10.5pt"/>
    </style:style>
    <style:style style:name="T20" style:family="text">
      <style:text-properties fo:color="#ffffff" style:font-name="Arial" fo:font-weight="bold" officeooo:rsid="002e20f2" style:font-size-asian="10.5pt"/>
    </style:style>
    <style:style style:name="T21" style:family="text">
      <style:text-properties officeooo:rsid="0032454d"/>
    </style:style>
    <style:style style:name="T22" style:family="text">
      <style:text-properties officeooo:rsid="0035bb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svg:stroke-opacity="0%" draw:stroke-linejoin="round" draw:fill-color="#008000" draw:opacity="0%" draw:textarea-horizontal-align="center" draw:textarea-vertical-align="middle" fo:padding-top="0.009cm" fo:padding-bottom="0.009cm" fo:padding-left="0.009cm" fo:padding-right="0.009cm" draw:shadow="visible" draw:shadow-offset-x="0cm" draw:shadow-offset-y="0c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000000" svg:stroke-opacity="0%" draw:stroke-linejoin="round" draw:fill-color="#00cc00" draw:opacity="0%" draw:textarea-horizontal-align="center" draw:textarea-vertical-align="middle" fo:padding-top="0.009cm" fo:padding-bottom="0.009cm" fo:padding-left="0.009cm" fo:padding-right="0.009cm" draw:shadow="visible" draw:shadow-offset-x="0cm" draw:shadow-offset-y="0c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8cm" svg:stroke-color="#000000" svg:stroke-opacity="0%" draw:stroke-linejoin="round" draw:fill-color="#008000" draw:opacity="0%" draw:textarea-horizontal-align="center" draw:textarea-vertical-align="middle" fo:padding-top="0.009cm" fo:padding-bottom="0.009cm" fo:padding-left="0.009cm" fo:padding-right="0.009cm" draw:shadow="visible" draw:shadow-offset-x="0cm" draw:shadow-offset-y="0c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17" drawooo:display="printer" svg:width="0cm" svg:height="0cm" svg:x="10.546cm" svg:y="14.891cm" svg:viewBox="0 0 0 0" draw:points="0,0">
        <text:p/>
      </draw:polygon>
      <draw:polygon text:anchor-type="page" text:anchor-page-number="1" draw:z-index="2" draw:name="turtle" draw:style-name="gr2" draw:text-style-name="P17" drawooo:display="printer" svg:width="0cm" svg:height="0cm" svg:x="10.507cm" svg:y="14.855cm" svg:viewBox="0 0 0 0" draw:points="0,0">
        <text:p/>
      </draw:polygon>
      <draw:polygon text:anchor-type="page" text:anchor-page-number="1" draw:z-index="3" draw:name="turtle" draw:style-name="gr1" draw:text-style-name="P17" drawooo:display="printer" svg:width="0cm" svg:height="0cm" svg:x="10.515cm" svg:y="14.864cm" svg:viewBox="0 0 0 0" draw:points="0,0">
        <text:p/>
      </draw:polygon>
      <draw:polygon text:anchor-type="page" text:anchor-page-number="0" draw:z-index="4" draw:name="turtle" draw:style-name="gr3" draw:text-style-name="P17" drawooo:display="printer" svg:width="0cm" svg:height="0cm" svg:x="10.562cm" svg:y="14.91cm" svg:viewBox="0 0 0 0" draw:points="0,0">
        <text:p/>
      </draw:polygon>
      <text:h text:style-name="P14" text:outline-level="1">BENVENUTI!</text:h>
      <text:p text:style-name="P1"><draw:frame draw:style-name="fr1" draw:name="Immagine3" text:anchor-type="paragraph" svg:x="4.921cm" svg:y="3.457cm" svg:width="0.609cm" svg:height="0.556cm" draw:z-index="1"><draw:image xlink:href="Pictures/100000000000001700000015BDCD1D8D.png" xlink:type="simple" xlink:show="embed" xlink:actuate="onLoad"/></draw:frame>Questo<text:tab/> è un foglio speciale. Qui per disegnare c'è un robot <text:span text:style-name="T3">digitale </text:span>a forma di tartaruga.<text:line-break/>Il robot <text:span text:style-name="T3">può sentire i tuoi pensieri, quando li scrivi sotto forma di parole. <text:line-break/>La tartaruga conosce poche parole e se le impari potrai disegnare e colorare con lei senza matite e nemmeno muovere un dito. Solo con la forza del pensiero! Vuoi tracciare un linea verso l'alto? Ti basta chiamare la tartaruga e scrivere il tuo pensiero con una parola speciale in inglese. Perché la tartaruga senta il tuo pensiero devi inviargliela. La pensi, la scrivi, la selezioni con il mouse e la spedisci usando questo tasto: <text:s text:c="6"/>che trovi in alto a sinistra nella barra degli strumenti.<text:line-break/></text:span></text:p>
      <text:p text:style-name="P11">Proviamo (per ora scrivo io per te i comandi,<text:tab/><text:tab/><text:span text:style-name="T19">GREAT JOB!</text:span><text:line-break/>tu devi solo selezionare la parola e inviarla)<text:tab/><text:tab/><text:span text:style-name="T19">YOU EARN YOUR FIRST BADGE</text:span><text:line-break/><text:span text:style-name="T22">Robot Turtle</text:span> … fatti vedere!! <text:span text:style-name="T22">Seleziona e invia:</text:span><text:tab/><text:tab/><text:tab/><text:tab/></text:p>
      <text:p text:style-name="P11">SHOWTURTLE<text:tab/><text:tab/><text:tab/><text:tab/><text:tab/><text:span text:style-name="T19">THE BLUE BADGE!</text:span></text:p>
      <text:p text:style-name="P11">In realtà in questo foglio il robot ha già lavorato e<text:tab/><text:span text:style-name="T20">Questo badge dimostra che sai:</text:span><text:line-break/>poi è andato a riposare (nascondendosi). Vuoi che<text:tab/><text:span text:style-name="T20">1 – far comparire e sparire la tartaruga</text:span><text:line-break/>scompaia di nuovo? Seleziona e invia la parola<text:tab/><text:span text:style-name="T20">2 – inviarle i comandi</text:span></text:p>
      <text:p text:style-name="P11">HIDETURTLE</text:p>
      <text:p text:style-name="P12"><text:span text:style-name="T6">Bene … ora falla comparire di nuovo che ha del</text:span><text:line-break/>lavoro da fare!</text:p>
      <text:p text:style-name="P12">Ricomparsa?<text:line-break/>Ottimo!<text:line-break/>Ho nascosto un messaggio per te ed è importante che tu lo trovi. Perché questo accada hai bisogno di far comparire sul foglio un rettangolo blu. Fallo disegnare alla tartaruga che è qui per aiutarti a usare la forza del tuo pensiero!<text:line-break/>Iniziamo a chiedere di tracciare un linea <text:span text:style-name="T21">diritta</text:span>. <text:span text:style-name="T4">Seleziona e invia la parola</text:span></text:p>
      <text:p text:style-name="P13">FORWARD 170</text:p>
      <text:p text:style-name="P13">Ora chiediamo di tracciare un linea un po' più lunga a 90° verso destra. Prima facciamola girare di 90°: seleziona e invia il comando <text:span text:style-name="T22">sotto e osserva come è cambiato l'orientamento della tartaruga.</text:span></text:p>
      <text:p text:style-name="P13">RIGHT 90</text:p>
      <text:p text:style-name="P13">e poi</text:p>
      <text:p text:style-name="P13">FORWARD 250 </text:p>
      <text:p text:style-name="P13">e uno dopo l'altro i seguenti comandi:</text:p>
      <text:p text:style-name="P13"><text:soft-page-break/>RIGHT 90</text:p>
      <text:p text:style-name="P13">FORWARD 170</text:p>
      <text:p text:style-name="P2">RIGHT 90</text:p>
      <text:p text:style-name="P2">FORWARD 250</text:p>
      <text:p text:style-name="P2">e quindi vogliamo che guardi verso l'alto ritornando nella posizione di partenza:</text:p>
      <text:p text:style-name="P2">RIGHT 90</text:p>
      <text:p text:style-name="P2">Perfetto! Abbiamo un rettangolo!<text:line-break/>Per colorarlo di blu devi dare alla tartaruga il potere di farlo.<text:line-break/>Seleziona e invia il comando</text:p>
      <text:p text:style-name="P2">FILLCOLOR “blue”</text:p>
      <text:p text:style-name="P2">la tartaruga si è colorata tutta di blu!</text:p>
      <text:p text:style-name="P2">Bene … ora può riempire il rettangolo del colore giusto.</text:p>
      <text:p text:style-name="P2">Seleziona e invia la parola:</text:p>
      <text:p text:style-name="P2">FILL </text:p>
      <text:p text:style-name="P2">Grande!! Trovato il messaggio? Eh … sì, è in <text:span text:style-name="T5">parte in </text:span>inglese. Ma non è difficile... <text:span text:style-name="T5">puoi farcela!! Impararlo ti aiuterà a comunicare con il robot Turtle.</text:span></text:p>
      <text:p text:style-name="P3">Ora ripuliamo il foglio e lasciamo che la tartaruga trovi il suo nascondiglio.</text:p>
      <text:p text:style-name="P3">Seleziona e invia:</text:p>
      <text:p text:style-name="P3">CLEARSCREEN</text:p>
      <text:p text:style-name="P3">e quindi</text:p>
      <text:p text:style-name="P3">HIDETURTLE<text:span text:style-name="T4"><text:line-break/>Puoi scrivere le istruzioni e quindi selezionarle tutte insieme e inviarle una volta sola. Le ho riscritte per te. Prova! Seleziona tutto e invia.<text:line-break/>SHOWTURTLE<text:line-break/>FORWARD 170 RIGHT 90<text:line-break/>FORWARD 250 RIGHT 90<text:line-break/>FORWARD 170 RIGHT 90<text:line-break/>FORWARD 250 RIGHT 90<text:line-break/>FILLCOLOR “blue” FILL<text:line-break/>FILLCOLOR “green”<text:line-break/></text:span></text:p>
      <text:p text:style-name="P4">Perfetto! Ora hai imparato a disegnare il rettangolo blu.</text:p>
      <text:p text:style-name="P4"><text:soft-page-break/>E' giunta l'ora di farti divertire da solo.</text:p>
      <text:p text:style-name="P4">Cancella il rettangolo e disegnane un altro che abbia le dimensioni ridotte della metà e che sia colorato di rosso ( in inglese rosso si scrive “red”).</text:p>
      <text:p text:style-name="P4">BUON LAVORO</text:p>
      <text:h text:style-name="Heading_20_2" text:outline-level="2">Attività 1</text:h>
      <text:p text:style-name="P5">Apri un nuovo foglio Writer <text:span text:style-name="T14">e salvalo nella tua cartella con il nome “Scheda_1_nome_Cognome”.</text:span></text:p>
      <text:p text:style-name="P5">Scrivi come Titolo <text:span text:style-name="T14">1 </text:span>“Attività 1 <text:span text:style-name="T14">di </text:span>nome cognome data - ELENCO DEI COMANDI CHE CONOSCO”</text:p>
      <text:p text:style-name="P5"><text:s/>e scrivi tutti i comandi che hai imparato a selezionare e inviare al robot TURTLE.</text:p>
      <text:p text:style-name="P5">Lo aggiornerai con i nuovi comandi di volta in volta in modo da avere una tua personale scheda di riferimento.</text:p>
      <text:h text:style-name="Heading_20_2" text:outline-level="2">Attività 2</text:h>
      <text:p text:style-name="P9">Apri un nuovo file Writer e salvalo nella tua cartella con il nome “Scheda_2_nome_cognome”.</text:p>
      <text:p text:style-name="P6"><text:span text:style-name="T13">Scrivi come Titolo 1“Attività 2 di nome cognome data - Il</text:span> <text:span text:style-name="T15">COMANDO</text:span> FORWARD”<text:span text:style-name="T13">.</text:span></text:p>
      <text:p text:style-name="P10">Poiché è un nuovo file che il robot TURTLE non ha mai visitato devi invitarlo nella vostra nuova casa (HOME).</text:p>
      <text:p text:style-name="P7">Come?</text:p>
      <text:p text:style-name="P7">Scrivi HOME (l'ho fatto io per te), seleziona e invia nel solito modo.</text:p>
      <text:p text:style-name="P7">Comparso il robot TURTLE?</text:p>
      <text:p text:style-name="P7">Da adesso in poi ogni volta che aprirai il file (diventato oramai <text:span text:style-name="T16">la vostra </text:span>HOME <text:span text:style-name="T16">in cui lavorare</text:span>) potrai farla comparire e scomparire con i comandi che hai già visto. <text:span text:style-name="T15">Ricordati di aggiungere anche questo comando nella tua scheda 1.</text:span></text:p>
      <text:p text:style-name="P7">Te li ricordi <text:span text:style-name="T17">i comandi per far comparire e scomparire la tartaruga</text:span>?<text:line-break/><text:span text:style-name="T18">Dovresti averli </text:span>segnati nella tua scheda 1 “ <text:span text:style-name="T9">ELENCO DEI COMANDI CHE CONOSCO”.<text:line-break/></text:span><text:span text:style-name="T11">Prova a c</text:span><text:span text:style-name="T10">ontrolla</text:span><text:span text:style-name="T11">re</text:span><text:span text:style-name="T10">.</text:span></text:p>
      <text:p text:style-name="P8"><text:span text:style-name="T10">C</text:span><text:span text:style-name="T8">omparsa la tartaruga </text:span><text:span text:style-name="T12">[...]</text:span></text:p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Grasset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_20_4" draw:display-name="Dash 4" draw:style="rect" draw:dots1="1" draw:distance="0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487fa" officeooo:paragraph-rsid="003487fa"/>
    </style:style>
    <style:style style:name="MP2" style:family="paragraph" style:parent-style-name="Footer">
      <style:text-properties fo:font-size="10pt" officeooo:rsid="0033f291" officeooo:paragraph-rsid="0033f29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File Attività 1 </text:p>
      </style:header>
      <style:footer>
        <text:p text:style-name="MP2">Lezione preparata da M. Palazzolo – 13 Agosto 2016 – A partire dal Manuale LibreLogo del prof. A. Formiconi (link …)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08:51:21.855000000</meta:creation-date>
    <dc:date>2016-08-13T16:55:33.968000000</dc:date>
    <meta:editing-duration>PT1H1M54S</meta:editing-duration>
    <meta:editing-cycles>24</meta:editing-cycles>
    <meta:generator>LibreOffice/4.2.1.1$Windows_x86 LibreOffice_project/d7dbbd7842e6a58b0f521599204e827654e1fb8b</meta:generator>
    <meta:document-statistic meta:table-count="0" meta:image-count="1" meta:object-count="0" meta:page-count="3" meta:paragraph-count="54" meta:word-count="749" meta:character-count="4361" meta:non-whitespace-character-count="3636"/>
  </office:meta>
</office:document-meta>
</file>